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8.451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Estimate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ad_length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MeanLengthEstima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YearOfBirth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64-GM2109544-TWE-M-EGG4_markdup.bam</text:p>
          </table:table-cell>
          <table:table-cell office:value-type="float" office:value="28355.3" calcext:value-type="float">
            <text:p>28355.3</text:p>
          </table:table-cell>
          <table:table-cell office:value-type="float" office:value="27096.9" calcext:value-type="float">
            <text:p>27096.9</text:p>
          </table:table-cell>
          <table:table-cell office:value-type="float" office:value="29271.7" calcext:value-type="float">
            <text:p>29271.7</text:p>
          </table:table-cell>
          <table:table-cell office:value-type="string" calcext:value-type="string">
            <text:p>M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R^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98-GM2105054-TWE-M-EGG4_markdup.bam</text:p>
          </table:table-cell>
          <table:table-cell office:value-type="float" office:value="10720.5666666667" calcext:value-type="float">
            <text:p>10720.5666666667</text:p>
          </table:table-cell>
          <table:table-cell office:value-type="float" office:value="10590" calcext:value-type="float">
            <text:p>10590</text:p>
          </table:table-cell>
          <table:table-cell office:value-type="float" office:value="10802.8" calcext:value-type="float">
            <text:p>10802.8</text:p>
          </table:table-cell>
          <table:table-cell office:value-type="string" calcext:value-type="string">
            <text:p>M</text:p>
          </table:table-cell>
          <table:table-cell office:value-type="float" office:value="1989" calcext:value-type="float">
            <text:p>1989</text:p>
          </table:table-cell>
          <table:table-cell/>
          <table:table-cell table:formula="of:=RSQ([.C2:.C61];[.G2:.G61])" office:value-type="float" office:value="0.0141266320964478" calcext:value-type="float">
            <text:p>0.0141266320964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599-GM2109858-TWE-F-EGG4_markdup.bam</text:p>
          </table:table-cell>
          <table:table-cell office:value-type="float" office:value="4125" calcext:value-type="float">
            <text:p>4125</text:p>
          </table:table-cell>
          <table:table-cell office:value-type="float" office:value="4058.8" calcext:value-type="float">
            <text:p>4058.8</text:p>
          </table:table-cell>
          <table:table-cell office:value-type="float" office:value="4166.2" calcext:value-type="float">
            <text:p>4166.2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/>
          <table:table-cell table:formula="of:=RSQ([.C62:.C122];[.G62:.G1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05-GM2105231-TWE-M-EGG4_markdup.bam</text:p>
          </table:table-cell>
          <table:table-cell office:value-type="float" office:value="1588.43333333333" calcext:value-type="float">
            <text:p>1588.43333333333</text:p>
          </table:table-cell>
          <table:table-cell office:value-type="float" office:value="1532.1" calcext:value-type="float">
            <text:p>1532.1</text:p>
          </table:table-cell>
          <table:table-cell office:value-type="float" office:value="1641.7" calcext:value-type="float">
            <text:p>1641.7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Cor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06-GM2110025-TWE-F-EGG4_markdup.bam</text:p>
          </table:table-cell>
          <table:table-cell office:value-type="float" office:value="2545.76666666667" calcext:value-type="float">
            <text:p>2545.76666666667</text:p>
          </table:table-cell>
          <table:table-cell office:value-type="float" office:value="2454.1" calcext:value-type="float">
            <text:p>2454.1</text:p>
          </table:table-cell>
          <table:table-cell office:value-type="float" office:value="2662.8" calcext:value-type="float">
            <text:p>2662.8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CORREL([.C2:.C61];[.G2:.G61])" office:value-type="float" office:value="0.118855509323076" calcext:value-type="float">
            <text:p>0.1188555093230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08-GM2109989-TWE-F-EGG4_markdup.bam</text:p>
          </table:table-cell>
          <table:table-cell office:value-type="float" office:value="22053.2" calcext:value-type="float">
            <text:p>22053.2</text:p>
          </table:table-cell>
          <table:table-cell office:value-type="float" office:value="19356.4" calcext:value-type="float">
            <text:p>19356.4</text:p>
          </table:table-cell>
          <table:table-cell office:value-type="float" office:value="26899.4" calcext:value-type="float">
            <text:p>26899.4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/>
          <table:table-cell table:formula="of:=CORREL([.C62:.C122];[.G62:.G1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2-GM2110049-TWE-F-EGG4_markdup.bam</text:p>
          </table:table-cell>
          <table:table-cell office:value-type="float" office:value="23062.7333333333" calcext:value-type="float">
            <text:p>23062.7333333333</text:p>
          </table:table-cell>
          <table:table-cell office:value-type="float" office:value="22569.1" calcext:value-type="float">
            <text:p>22569.1</text:p>
          </table:table-cell>
          <table:table-cell office:value-type="float" office:value="23312.5" calcext:value-type="float">
            <text:p>23312.5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3-GM2110043-TWE-M-EGG4_markdup.bam</text:p>
          </table:table-cell>
          <table:table-cell office:value-type="float" office:value="2735.13333333333" calcext:value-type="float">
            <text:p>2735.13333333333</text:p>
          </table:table-cell>
          <table:table-cell office:value-type="float" office:value="2594.8" calcext:value-type="float">
            <text:p>2594.8</text:p>
          </table:table-cell>
          <table:table-cell office:value-type="float" office:value="2818.4" calcext:value-type="float">
            <text:p>2818.4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4-GM2110051-TWE-M-EGG4_markdup.bam</text:p>
          </table:table-cell>
          <table:table-cell office:value-type="float" office:value="8728.13333333333" calcext:value-type="float">
            <text:p>8728.13333333333</text:p>
          </table:table-cell>
          <table:table-cell office:value-type="float" office:value="8578.5" calcext:value-type="float">
            <text:p>8578.5</text:p>
          </table:table-cell>
          <table:table-cell office:value-type="float" office:value="8856" calcext:value-type="float">
            <text:p>8856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48-GM2110048-TWE-F-EGG4_markdup.bam</text:p>
          </table:table-cell>
          <table:table-cell office:value-type="float" office:value="2722.26666666667" calcext:value-type="float">
            <text:p>2722.26666666667</text:p>
          </table:table-cell>
          <table:table-cell office:value-type="float" office:value="2653.6" calcext:value-type="float">
            <text:p>2653.6</text:p>
          </table:table-cell>
          <table:table-cell office:value-type="float" office:value="2791.5" calcext:value-type="float">
            <text:p>2791.5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6-GM2110072-TWE-F-EGG4_markdup.bam</text:p>
          </table:table-cell>
          <table:table-cell office:value-type="float" office:value="4151.56666666667" calcext:value-type="float">
            <text:p>4151.56666666667</text:p>
          </table:table-cell>
          <table:table-cell office:value-type="float" office:value="4050" calcext:value-type="float">
            <text:p>4050</text:p>
          </table:table-cell>
          <table:table-cell office:value-type="float" office:value="4232.9" calcext:value-type="float">
            <text:p>4232.9</text:p>
          </table:table-cell>
          <table:table-cell office:value-type="string" calcext:value-type="string">
            <text:p>F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7-GM2110209-TWE-M-EGG4_markdup.bam</text:p>
          </table:table-cell>
          <table:table-cell office:value-type="float" office:value="9285.86666666667" calcext:value-type="float">
            <text:p>9285.86666666667</text:p>
          </table:table-cell>
          <table:table-cell office:value-type="float" office:value="9173.8" calcext:value-type="float">
            <text:p>9173.8</text:p>
          </table:table-cell>
          <table:table-cell office:value-type="float" office:value="9395.3" calcext:value-type="float">
            <text:p>9395.3</text:p>
          </table:table-cell>
          <table:table-cell office:value-type="string" calcext:value-type="string">
            <text:p>M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8-GM2110446-TWE-M-EGG4_markdup.bam</text:p>
          </table:table-cell>
          <table:table-cell office:value-type="float" office:value="5111.4" calcext:value-type="float">
            <text:p>5111.4</text:p>
          </table:table-cell>
          <table:table-cell office:value-type="float" office:value="4936.7" calcext:value-type="float">
            <text:p>4936.7</text:p>
          </table:table-cell>
          <table:table-cell office:value-type="float" office:value="5214.4" calcext:value-type="float">
            <text:p>5214.4</text:p>
          </table:table-cell>
          <table:table-cell office:value-type="string" calcext:value-type="string">
            <text:p>M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59-GM2110303-TWE-F-EGG4_markdup.bam</text:p>
          </table:table-cell>
          <table:table-cell office:value-type="float" office:value="4180.63333333333" calcext:value-type="float">
            <text:p>4180.63333333333</text:p>
          </table:table-cell>
          <table:table-cell office:value-type="float" office:value="4157.5" calcext:value-type="float">
            <text:p>4157.5</text:p>
          </table:table-cell>
          <table:table-cell office:value-type="float" office:value="4193.1" calcext:value-type="float">
            <text:p>4193.1</text:p>
          </table:table-cell>
          <table:table-cell office:value-type="string" calcext:value-type="string">
            <text:p>F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0-GM2110006-TWE-F-EGG4_markdup.bam</text:p>
          </table:table-cell>
          <table:table-cell office:value-type="float" office:value="2417.1" calcext:value-type="float">
            <text:p>2417.1</text:p>
          </table:table-cell>
          <table:table-cell office:value-type="float" office:value="2288.2" calcext:value-type="float">
            <text:p>2288.2</text:p>
          </table:table-cell>
          <table:table-cell office:value-type="float" office:value="2512.9" calcext:value-type="float">
            <text:p>2512.9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1-GM2110381-TWE-F-EGG4_markdup.bam</text:p>
          </table:table-cell>
          <table:table-cell office:value-type="float" office:value="2011.46666666667" calcext:value-type="float">
            <text:p>2011.46666666667</text:p>
          </table:table-cell>
          <table:table-cell office:value-type="float" office:value="1862.8" calcext:value-type="float">
            <text:p>1862.8</text:p>
          </table:table-cell>
          <table:table-cell office:value-type="float" office:value="2218.3" calcext:value-type="float">
            <text:p>2218.3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68-GM2110041-TWE-M-EGG4_markdup.bam</text:p>
          </table:table-cell>
          <table:table-cell office:value-type="float" office:value="2183.96666666667" calcext:value-type="float">
            <text:p>2183.96666666667</text:p>
          </table:table-cell>
          <table:table-cell office:value-type="float" office:value="2107.1" calcext:value-type="float">
            <text:p>2107.1</text:p>
          </table:table-cell>
          <table:table-cell office:value-type="float" office:value="2271.1" calcext:value-type="float">
            <text:p>2271.1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1-GM2110079-TWE-M-EGG4_markdup.bam</text:p>
          </table:table-cell>
          <table:table-cell office:value-type="float" office:value="5560.16666666667" calcext:value-type="float">
            <text:p>5560.16666666667</text:p>
          </table:table-cell>
          <table:table-cell office:value-type="float" office:value="5459.7" calcext:value-type="float">
            <text:p>5459.7</text:p>
          </table:table-cell>
          <table:table-cell office:value-type="float" office:value="5676.6" calcext:value-type="float">
            <text:p>5676.6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2-GM211005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3-GM2110268-TWE-M-EGG4_markdup.bam</text:p>
          </table:table-cell>
          <table:table-cell office:value-type="float" office:value="3018.06666666667" calcext:value-type="float">
            <text:p>3018.06666666667</text:p>
          </table:table-cell>
          <table:table-cell office:value-type="float" office:value="2991.1" calcext:value-type="float">
            <text:p>2991.1</text:p>
          </table:table-cell>
          <table:table-cell office:value-type="float" office:value="3048.6" calcext:value-type="float">
            <text:p>3048.6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5-GM2110270-TWE-M-EGG4_markdup.bam</text:p>
          </table:table-cell>
          <table:table-cell office:value-type="float" office:value="4219.6" calcext:value-type="float">
            <text:p>4219.6</text:p>
          </table:table-cell>
          <table:table-cell office:value-type="float" office:value="4178.6" calcext:value-type="float">
            <text:p>4178.6</text:p>
          </table:table-cell>
          <table:table-cell office:value-type="float" office:value="4263.8" calcext:value-type="float">
            <text:p>4263.8</text:p>
          </table:table-cell>
          <table:table-cell office:value-type="string" calcext:value-type="string">
            <text:p>M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6-GM2110275-TWE-M-EGG4_markdup.bam</text:p>
          </table:table-cell>
          <table:table-cell office:value-type="float" office:value="5496.96666666667" calcext:value-type="float">
            <text:p>5496.96666666667</text:p>
          </table:table-cell>
          <table:table-cell office:value-type="float" office:value="5371.3" calcext:value-type="float">
            <text:p>5371.3</text:p>
          </table:table-cell>
          <table:table-cell office:value-type="float" office:value="5700.5" calcext:value-type="float">
            <text:p>5700.5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7-GM2110299-TWE-F-EGG4_markdup.bam</text:p>
          </table:table-cell>
          <table:table-cell office:value-type="float" office:value="10616.5666666667" calcext:value-type="float">
            <text:p>10616.5666666667</text:p>
          </table:table-cell>
          <table:table-cell office:value-type="float" office:value="10556.8" calcext:value-type="float">
            <text:p>10556.8</text:p>
          </table:table-cell>
          <table:table-cell office:value-type="float" office:value="10697.9" calcext:value-type="float">
            <text:p>10697.9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8-GM2110416-TWE-M-EGG4_markdup.bam</text:p>
          </table:table-cell>
          <table:table-cell office:value-type="float" office:value="3462.63333333333" calcext:value-type="float">
            <text:p>3462.63333333333</text:p>
          </table:table-cell>
          <table:table-cell office:value-type="float" office:value="3304.1" calcext:value-type="float">
            <text:p>3304.1</text:p>
          </table:table-cell>
          <table:table-cell office:value-type="float" office:value="3660.9" calcext:value-type="float">
            <text:p>3660.9</text:p>
          </table:table-cell>
          <table:table-cell office:value-type="string" calcext:value-type="string">
            <text:p>M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79-GM2110300-TWE-F-EGG4_markdup.bam</text:p>
          </table:table-cell>
          <table:table-cell office:value-type="float" office:value="2538.86666666667" calcext:value-type="float">
            <text:p>2538.86666666667</text:p>
          </table:table-cell>
          <table:table-cell office:value-type="float" office:value="2335" calcext:value-type="float">
            <text:p>2335</text:p>
          </table:table-cell>
          <table:table-cell office:value-type="float" office:value="2644.6" calcext:value-type="float">
            <text:p>2644.6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0-GM2110140-TWE-F-EGG4_markdup.bam</text:p>
          </table:table-cell>
          <table:table-cell office:value-type="float" office:value="2967.06666666667" calcext:value-type="float">
            <text:p>2967.06666666667</text:p>
          </table:table-cell>
          <table:table-cell office:value-type="float" office:value="2891.1" calcext:value-type="float">
            <text:p>2891.1</text:p>
          </table:table-cell>
          <table:table-cell office:value-type="float" office:value="3047.6" calcext:value-type="float">
            <text:p>3047.6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1-GM2110083-TWE-F-EGG4_markdup.bam</text:p>
          </table:table-cell>
          <table:table-cell office:value-type="float" office:value="19134.9333333333" calcext:value-type="float">
            <text:p>19134.9333333333</text:p>
          </table:table-cell>
          <table:table-cell office:value-type="float" office:value="18670.1" calcext:value-type="float">
            <text:p>18670.1</text:p>
          </table:table-cell>
          <table:table-cell office:value-type="float" office:value="19402.2" calcext:value-type="float">
            <text:p>19402.2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2-GM2110117-TWE-F-EGG4_markdup.bam</text:p>
          </table:table-cell>
          <table:table-cell office:value-type="float" office:value="2483.36666666667" calcext:value-type="float">
            <text:p>2483.36666666667</text:p>
          </table:table-cell>
          <table:table-cell office:value-type="float" office:value="2289.7" calcext:value-type="float">
            <text:p>2289.7</text:p>
          </table:table-cell>
          <table:table-cell office:value-type="float" office:value="2625.6" calcext:value-type="float">
            <text:p>2625.6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3-GM2110305-TWE-M-EGG4_markdup.bam</text:p>
          </table:table-cell>
          <table:table-cell office:value-type="float" office:value="4972.46666666667" calcext:value-type="float">
            <text:p>4972.46666666667</text:p>
          </table:table-cell>
          <table:table-cell office:value-type="float" office:value="4890" calcext:value-type="float">
            <text:p>4890</text:p>
          </table:table-cell>
          <table:table-cell office:value-type="float" office:value="5054.9" calcext:value-type="float">
            <text:p>5054.9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4-GM2110062-TWE-F-EGG4_markdup.bam</text:p>
          </table:table-cell>
          <table:table-cell office:value-type="float" office:value="1687" calcext:value-type="float">
            <text:p>1687</text:p>
          </table:table-cell>
          <table:table-cell office:value-type="float" office:value="1538.6" calcext:value-type="float">
            <text:p>1538.6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87-GM2110301-TWE-M-EGG4_markdup.bam</text:p>
          </table:table-cell>
          <table:table-cell office:value-type="float" office:value="2146.3" calcext:value-type="float">
            <text:p>2146.3</text:p>
          </table:table-cell>
          <table:table-cell office:value-type="float" office:value="2050.8" calcext:value-type="float">
            <text:p>2050.8</text:p>
          </table:table-cell>
          <table:table-cell office:value-type="float" office:value="2215.4" calcext:value-type="float">
            <text:p>2215.4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5-gm2110456-TWE-M-EGG4_markdup.bam</text:p>
          </table:table-cell>
          <table:table-cell office:value-type="float" office:value="3640.1" calcext:value-type="float">
            <text:p>3640.1</text:p>
          </table:table-cell>
          <table:table-cell office:value-type="float" office:value="3547.8" calcext:value-type="float">
            <text:p>3547.8</text:p>
          </table:table-cell>
          <table:table-cell office:value-type="float" office:value="3758.7" calcext:value-type="float">
            <text:p>3758.7</text:p>
          </table:table-cell>
          <table:table-cell office:value-type="string" calcext:value-type="string">
            <text:p>M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6-GM2110457-TWE-M-EGG4_markdup.bam</text:p>
          </table:table-cell>
          <table:table-cell office:value-type="float" office:value="1814.06666666667" calcext:value-type="float">
            <text:p>1814.06666666667</text:p>
          </table:table-cell>
          <table:table-cell office:value-type="float" office:value="1634.3" calcext:value-type="float">
            <text:p>1634.3</text:p>
          </table:table-cell>
          <table:table-cell office:value-type="float" office:value="1908.1" calcext:value-type="float">
            <text:p>1908.1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7-GM2110074-TWE-M-EGG4_markdup.bam</text:p>
          </table:table-cell>
          <table:table-cell office:value-type="float" office:value="3551.86666666667" calcext:value-type="float">
            <text:p>3551.86666666667</text:p>
          </table:table-cell>
          <table:table-cell office:value-type="float" office:value="3449.6" calcext:value-type="float">
            <text:p>3449.6</text:p>
          </table:table-cell>
          <table:table-cell office:value-type="float" office:value="3638.4" calcext:value-type="float">
            <text:p>3638.4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8-GM2110264-TWE-F-EGG4_markdup.bam</text:p>
          </table:table-cell>
          <table:table-cell office:value-type="float" office:value="5708.76666666667" calcext:value-type="float">
            <text:p>5708.76666666667</text:p>
          </table:table-cell>
          <table:table-cell office:value-type="float" office:value="5595.4" calcext:value-type="float">
            <text:p>5595.4</text:p>
          </table:table-cell>
          <table:table-cell office:value-type="float" office:value="5849.6" calcext:value-type="float">
            <text:p>5849.6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699-GM2110077-TWE-F-EGG4_markdup.bam</text:p>
          </table:table-cell>
          <table:table-cell office:value-type="float" office:value="8641.16666666667" calcext:value-type="float">
            <text:p>8641.16666666667</text:p>
          </table:table-cell>
          <table:table-cell office:value-type="float" office:value="8566.5" calcext:value-type="float">
            <text:p>8566.5</text:p>
          </table:table-cell>
          <table:table-cell office:value-type="float" office:value="8774.9" calcext:value-type="float">
            <text:p>8774.9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00-GM2110075-TWE-M-EGG4_markdup.bam</text:p>
          </table:table-cell>
          <table:table-cell office:value-type="float" office:value="20574.6333333333" calcext:value-type="float">
            <text:p>20574.6333333333</text:p>
          </table:table-cell>
          <table:table-cell office:value-type="float" office:value="19976.3" calcext:value-type="float">
            <text:p>19976.3</text:p>
          </table:table-cell>
          <table:table-cell office:value-type="float" office:value="20958.4" calcext:value-type="float">
            <text:p>20958.4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01-GM2110606-TWE-M-EGG4_markdup.bam</text:p>
          </table:table-cell>
          <table:table-cell office:value-type="float" office:value="2074.23333333333" calcext:value-type="float">
            <text:p>2074.23333333333</text:p>
          </table:table-cell>
          <table:table-cell office:value-type="float" office:value="1990.2" calcext:value-type="float">
            <text:p>1990.2</text:p>
          </table:table-cell>
          <table:table-cell office:value-type="float" office:value="2142.6" calcext:value-type="float">
            <text:p>2142.6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02-GM2110177-TWE-M-EGG4_markdup.bam</text:p>
          </table:table-cell>
          <table:table-cell office:value-type="float" office:value="1866.4" calcext:value-type="float">
            <text:p>1866.4</text:p>
          </table:table-cell>
          <table:table-cell office:value-type="float" office:value="1815.2" calcext:value-type="float">
            <text:p>1815.2</text:p>
          </table:table-cell>
          <table:table-cell office:value-type="float" office:value="1896.5" calcext:value-type="float">
            <text:p>1896.5</text:p>
          </table:table-cell>
          <table:table-cell office:value-type="string" calcext:value-type="string">
            <text:p>M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1-GM2110466-TWE-M-EGG4_markdup.bam</text:p>
          </table:table-cell>
          <table:table-cell office:value-type="float" office:value="3234.16666666667" calcext:value-type="float">
            <text:p>3234.16666666667</text:p>
          </table:table-cell>
          <table:table-cell office:value-type="float" office:value="3105.2" calcext:value-type="float">
            <text:p>3105.2</text:p>
          </table:table-cell>
          <table:table-cell office:value-type="float" office:value="3396.5" calcext:value-type="float">
            <text:p>3396.5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2-GM211051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3-GM2110410-TWE-M-EGG4_markdup.bam</text:p>
          </table:table-cell>
          <table:table-cell office:value-type="float" office:value="23195.2" calcext:value-type="float">
            <text:p>23195.2</text:p>
          </table:table-cell>
          <table:table-cell office:value-type="float" office:value="22356.4" calcext:value-type="float">
            <text:p>22356.4</text:p>
          </table:table-cell>
          <table:table-cell office:value-type="float" office:value="23817" calcext:value-type="float">
            <text:p>23817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4-GM2110533-TWE-F-EGG4_markdup.bam</text:p>
          </table:table-cell>
          <table:table-cell office:value-type="float" office:value="3859.06666666667" calcext:value-type="float">
            <text:p>3859.06666666667</text:p>
          </table:table-cell>
          <table:table-cell office:value-type="float" office:value="3695.1" calcext:value-type="float">
            <text:p>3695.1</text:p>
          </table:table-cell>
          <table:table-cell office:value-type="float" office:value="3990.1" calcext:value-type="float">
            <text:p>3990.1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5-GM2110559-TWE-F-EGG4_markdup.bam</text:p>
          </table:table-cell>
          <table:table-cell office:value-type="float" office:value="6703.3" calcext:value-type="float">
            <text:p>6703.3</text:p>
          </table:table-cell>
          <table:table-cell office:value-type="float" office:value="6393.6" calcext:value-type="float">
            <text:p>6393.6</text:p>
          </table:table-cell>
          <table:table-cell office:value-type="float" office:value="6937.2" calcext:value-type="float">
            <text:p>6937.2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6-GM2110562-TWE-F-EGG4_markdup.bam</text:p>
          </table:table-cell>
          <table:table-cell office:value-type="float" office:value="2102.1" calcext:value-type="float">
            <text:p>2102.1</text:p>
          </table:table-cell>
          <table:table-cell office:value-type="float" office:value="2050.4" calcext:value-type="float">
            <text:p>2050.4</text:p>
          </table:table-cell>
          <table:table-cell office:value-type="float" office:value="2160.9" calcext:value-type="float">
            <text:p>2160.9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7-GM2110561-TWE-M-EGG4_markdup.bam</text:p>
          </table:table-cell>
          <table:table-cell office:value-type="float" office:value="9646.46666666667" calcext:value-type="float">
            <text:p>9646.46666666667</text:p>
          </table:table-cell>
          <table:table-cell office:value-type="float" office:value="9519.6" calcext:value-type="float">
            <text:p>9519.6</text:p>
          </table:table-cell>
          <table:table-cell office:value-type="float" office:value="9793.9" calcext:value-type="float">
            <text:p>9793.9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8-GM2110560-TWE-M-EGG4_markdup.bam</text:p>
          </table:table-cell>
          <table:table-cell office:value-type="float" office:value="1087.03333333333" calcext:value-type="float">
            <text:p>1087.03333333333</text:p>
          </table:table-cell>
          <table:table-cell office:value-type="float" office:value="1012.5" calcext:value-type="float">
            <text:p>1012.5</text:p>
          </table:table-cell>
          <table:table-cell office:value-type="float" office:value="1144.4" calcext:value-type="float">
            <text:p>1144.4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19-GM2110522-TWE-M-EGG4_markdup.bam</text:p>
          </table:table-cell>
          <table:table-cell office:value-type="float" office:value="7563.76666666667" calcext:value-type="float">
            <text:p>7563.76666666667</text:p>
          </table:table-cell>
          <table:table-cell office:value-type="float" office:value="7414.7" calcext:value-type="float">
            <text:p>7414.7</text:p>
          </table:table-cell>
          <table:table-cell office:value-type="float" office:value="7763.5" calcext:value-type="float">
            <text:p>7763.5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20-GM2110485-TWE-M-EGG4_markdup.bam</text:p>
          </table:table-cell>
          <table:table-cell office:value-type="float" office:value="2454.63333333333" calcext:value-type="float">
            <text:p>2454.63333333333</text:p>
          </table:table-cell>
          <table:table-cell office:value-type="float" office:value="2371.4" calcext:value-type="float">
            <text:p>2371.4</text:p>
          </table:table-cell>
          <table:table-cell office:value-type="float" office:value="2572.1" calcext:value-type="float">
            <text:p>2572.1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21-GM2110749-TWE-M-EGG4_markdup.bam</text:p>
          </table:table-cell>
          <table:table-cell office:value-type="float" office:value="2331.56666666667" calcext:value-type="float">
            <text:p>2331.56666666667</text:p>
          </table:table-cell>
          <table:table-cell office:value-type="float" office:value="2305.7" calcext:value-type="float">
            <text:p>2305.7</text:p>
          </table:table-cell>
          <table:table-cell office:value-type="float" office:value="2347.8" calcext:value-type="float">
            <text:p>2347.8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22-GM211075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29-gm2110712-TWE-M-EGG4_markdup.bam</text:p>
          </table:table-cell>
          <table:table-cell office:value-type="float" office:value="5122.13333333333" calcext:value-type="float">
            <text:p>5122.13333333333</text:p>
          </table:table-cell>
          <table:table-cell office:value-type="float" office:value="4989.3" calcext:value-type="float">
            <text:p>4989.3</text:p>
          </table:table-cell>
          <table:table-cell office:value-type="float" office:value="5258.4" calcext:value-type="float">
            <text:p>5258.4</text:p>
          </table:table-cell>
          <table:table-cell office:value-type="string" calcext:value-type="string">
            <text:p>M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6-GM2110189-TWE-F-EGG4_markdup.bam</text:p>
          </table:table-cell>
          <table:table-cell office:value-type="float" office:value="2842.03333333333" calcext:value-type="float">
            <text:p>2842.03333333333</text:p>
          </table:table-cell>
          <table:table-cell office:value-type="float" office:value="2825.1" calcext:value-type="float">
            <text:p>2825.1</text:p>
          </table:table-cell>
          <table:table-cell office:value-type="float" office:value="2870.4" calcext:value-type="float">
            <text:p>2870.4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7-gm2110762-TWE-M-EGG4_markdup.bam</text:p>
          </table:table-cell>
          <table:table-cell office:value-type="float" office:value="1504.76666666667" calcext:value-type="float">
            <text:p>1504.76666666667</text:p>
          </table:table-cell>
          <table:table-cell office:value-type="float" office:value="1456.3" calcext:value-type="float">
            <text:p>1456.3</text:p>
          </table:table-cell>
          <table:table-cell office:value-type="float" office:value="1549.4" calcext:value-type="float">
            <text:p>1549.4</text:p>
          </table:table-cell>
          <table:table-cell office:value-type="string" calcext:value-type="string">
            <text:p>M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49-GM2110672-TWE-F-EGG4_markdup.bam</text:p>
          </table:table-cell>
          <table:table-cell office:value-type="float" office:value="3769.4" calcext:value-type="float">
            <text:p>3769.4</text:p>
          </table:table-cell>
          <table:table-cell office:value-type="float" office:value="3660.9" calcext:value-type="float">
            <text:p>3660.9</text:p>
          </table:table-cell>
          <table:table-cell office:value-type="float" office:value="3863.2" calcext:value-type="float">
            <text:p>3863.2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50-GM2110732-TWE-F-EGG4_markdup.bam</text:p>
          </table:table-cell>
          <table:table-cell office:value-type="float" office:value="1795.46666666667" calcext:value-type="float">
            <text:p>1795.46666666667</text:p>
          </table:table-cell>
          <table:table-cell office:value-type="float" office:value="1753.3" calcext:value-type="float">
            <text:p>1753.3</text:p>
          </table:table-cell>
          <table:table-cell office:value-type="float" office:value="1845.1" calcext:value-type="float">
            <text:p>1845.1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67-GM2110515-TWE-F-EGG4_markdup.bam</text:p>
          </table:table-cell>
          <table:table-cell office:value-type="float" office:value="7197" calcext:value-type="float">
            <text:p>7197</text:p>
          </table:table-cell>
          <table:table-cell office:value-type="float" office:value="7049.8" calcext:value-type="float">
            <text:p>7049.8</text:p>
          </table:table-cell>
          <table:table-cell office:value-type="float" office:value="7336.7" calcext:value-type="float">
            <text:p>7336.7</text:p>
          </table:table-cell>
          <table:table-cell office:value-type="string" calcext:value-type="string">
            <text:p>F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68-GM2110575-TWE-F-EGG4_markdup.bam</text:p>
          </table:table-cell>
          <table:table-cell office:value-type="float" office:value="1939.43333333333" calcext:value-type="float">
            <text:p>1939.43333333333</text:p>
          </table:table-cell>
          <table:table-cell office:value-type="float" office:value="1856.4" calcext:value-type="float">
            <text:p>1856.4</text:p>
          </table:table-cell>
          <table:table-cell office:value-type="float" office:value="2000.7" calcext:value-type="float">
            <text:p>2000.7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8769-GM2110172-TWE-M-EGG4_markdup.bam</text:p>
          </table:table-cell>
          <table:table-cell office:value-type="float" office:value="5944.66666666667" calcext:value-type="float">
            <text:p>5944.66666666667</text:p>
          </table:table-cell>
          <table:table-cell office:value-type="float" office:value="5822" calcext:value-type="float">
            <text:p>5822</text:p>
          </table:table-cell>
          <table:table-cell office:value-type="float" office:value="6117.8" calcext:value-type="float">
            <text:p>6117.8</text:p>
          </table:table-cell>
          <table:table-cell office:value-type="string" calcext:value-type="string">
            <text:p>M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219350-GM2116339-TWE-F-EGG4_markdup.bam</text:p>
          </table:table-cell>
          <table:table-cell office:value-type="float" office:value="11440.0333333333" calcext:value-type="float">
            <text:p>11440.0333333333</text:p>
          </table:table-cell>
          <table:table-cell office:value-type="float" office:value="11285.3" calcext:value-type="float">
            <text:p>11285.3</text:p>
          </table:table-cell>
          <table:table-cell office:value-type="float" office:value="11609.5" calcext:value-type="float">
            <text:p>11609.5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64-GM210954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98-GM210505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89" calcext:value-type="float">
            <text:p>198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599-GM210985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4-GM210769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1" calcext:value-type="float">
            <text:p>19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5-GM210523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6-GM211002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08-GM210998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2-GM211004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3-GM2110043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4-GM211005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48-GM2110048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6-GM211007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98" calcext:value-type="float">
            <text:p>199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7-GM211020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8-GM211044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59-GM211030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0-GM211000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1-GM2110381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4" calcext:value-type="float">
            <text:p>19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68-GM211004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1-GM211007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2-GM211005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3-GM2110268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5-GM211027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6-GM211027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7-GM211029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8-GM211041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99" calcext:value-type="float">
            <text:p>199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79-GM211030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0-GM211014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0" calcext:value-type="float">
            <text:p>19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1-GM211008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2-GM211011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3-GM211030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8" calcext:value-type="float">
            <text:p>197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4-GM211006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87-GM211030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5-gm211045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46" calcext:value-type="float">
            <text:p>194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6-GM211045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7-GM2110074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8-GM2110264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7" calcext:value-type="float">
            <text:p>20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699-GM2110077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00-GM211007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01-GM211060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1" calcext:value-type="float">
            <text:p>196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02-GM2110177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1-GM2110466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2-GM2110516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3" calcext:value-type="float">
            <text:p>200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3-GM211041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4-GM2110533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5-GM211055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6-GM211056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7-GM2110561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8-GM2110560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19-GM211052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20-GM2110485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21-GM2110749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22-GM2110750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29-gm211071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6-GM211018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8" calcext:value-type="float">
            <text:p>19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7-gm211076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49-GM211067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05" calcext:value-type="float">
            <text:p>200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50-GM2110732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82" calcext:value-type="float">
            <text:p>198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67-GM211051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65" calcext:value-type="float">
            <text:p>196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68-GM2110575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8769-GM2110172-TWE-M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1974" calcext:value-type="float">
            <text:p>197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X219350-GM2116339-TWE-F-EGG4_markdup.b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2020" calcext:value-type="float">
            <text:p>20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1:04:26.472604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11:41:34.845139328</dc:date>
    <meta:editing-duration>PT1H44M10S</meta:editing-duration>
    <meta:editing-cycles>2</meta:editing-cycles>
    <meta:generator>LibreOffice/6.4.7.2$Linux_X86_64 LibreOffice_project/40$Build-2</meta:generator>
    <meta:document-statistic meta:table-count="1" meta:cell-count="860" meta:object-count="0"/>
  </office:meta>
</office:document-meta>
</file>